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8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9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9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9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9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29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1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3">
            <text:p>0908 <text:s/>11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3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3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3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4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4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4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4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6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7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7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39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2">
            <text:p>0908 <text:s/>11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2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4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4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4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4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4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5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5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5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7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7">
            <text:p>0908 <text:s/>1140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48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1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3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4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4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4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6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6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8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59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1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2">
            <text:p>0908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4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4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5">
            <text:p>0908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5">
            <text:p>0908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5">
            <text:p>0908 <text:s/>11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5">
            <text:p>0908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5">
            <text:p>0908 <text:s/>11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7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68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">
            <text:p>0908 <text:s/>11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2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2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2">
            <text:p>0908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3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3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3">
            <text:p>0908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3">
            <text:p>0908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5">
            <text:p>0908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5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5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9-08T11:40:10.76">
            <text:p>0908 <text:s/>114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8T11:40:10.76">
            <text:p>2021/9/8 11:4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8T11:40:10.76">
            <text:p>0908 <text:s/>1140</text:p>
          </table:table-cell>
          <table:table-cell table:style-name="ce7" table:formula="of:=NOW()" office:value-type="date" office:date-value="2021-09-08T11:40:10.76">
            <text:p>0908 <text:s/>114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8T11:40:10.76">
            <text:p>0908 <text:s/>11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8T11:40:08.02">
            <text:p>0908 <text:s/>114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8T11:40:11.11">
            <text:p>0908 <text:s/>1140</text:p>
          </table:table-cell>
          <table:table-cell table:style-name="ce7" table:formula="of:=NOW()" office:value-type="date" office:date-value="2021-09-08T11:40:11.11">
            <text:p>0908 <text:s/>114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8T11:40:11.11">
            <text:p>0908 <text:s/>114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8">2021/09/08</text:date>, <text:time>11:4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8T11:40:09.42</dc:date>
    <dc:creator>iwabuchi ken</dc:creator>
    <meta:editing-duration>P7DT3H24M13S</meta:editing-duration>
    <meta:editing-cycles>1035</meta:editing-cycles>
    <meta:generator>OpenOffice/4.1.3$Win32 OpenOffice.org_project/413m1$Build-9783</meta:generator>
    <meta:document-statistic meta:table-count="2" meta:cell-count="1274" meta:object-count="0"/>
  </office:meta>
</office:document-meta>
</file>